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>
      <style:text-properties officeooo:paragraph-rsid="002ba8f3"/>
    </style:style>
    <style:style style:name="P5" style:family="paragraph" style:parent-style-name="Text_20_body" style:list-style-name="L4">
      <style:text-properties officeooo:paragraph-rsid="002c4e13"/>
    </style:style>
    <style:style style:name="P6" style:family="paragraph" style:parent-style-name="Text_20_body" style:list-style-name="L4">
      <style:text-properties officeooo:paragraph-rsid="002ef4db"/>
    </style:style>
    <style:style style:name="P7" style:family="paragraph" style:parent-style-name="Text_20_body" style:list-style-name="L6"/>
    <style:style style:name="P8" style:family="paragraph" style:parent-style-name="Text_20_body" style:list-style-name="L6">
      <style:text-properties officeooo:paragraph-rsid="002ba8f3"/>
    </style:style>
    <style:style style:name="P9" style:family="paragraph" style:parent-style-name="Text_20_body" style:list-style-name="L8"/>
    <style:style style:name="P10" style:family="paragraph" style:parent-style-name="Text_20_body" style:list-style-name="L8">
      <style:text-properties officeooo:paragraph-rsid="002c4e13"/>
    </style:style>
    <style:style style:name="P11" style:family="paragraph" style:parent-style-name="Text_20_body" style:list-style-name="L4">
      <style:text-properties officeooo:rsid="002e750b" officeooo:paragraph-rsid="002e750b"/>
    </style:style>
    <style:style style:name="P12" style:family="paragraph" style:parent-style-name="Text_20_body" style:list-style-name="L4">
      <style:text-properties officeooo:rsid="002e750b" officeooo:paragraph-rsid="002ef4db"/>
    </style:style>
    <style:style style:name="P13" style:family="paragraph" style:parent-style-name="Text_20_body" style:list-style-name="L4">
      <style:text-properties officeooo:rsid="002e750b" officeooo:paragraph-rsid="003106a6"/>
    </style:style>
    <style:style style:name="P14" style:family="paragraph" style:parent-style-name="Text_20_body" style:list-style-name="L10">
      <style:text-properties officeooo:rsid="002e750b" officeooo:paragraph-rsid="002ef4db"/>
    </style:style>
    <style:style style:name="P15" style:family="paragraph" style:parent-style-name="Text_20_body" style:list-style-name="L11">
      <style:text-properties officeooo:rsid="002e750b" officeooo:paragraph-rsid="002ef4db"/>
    </style:style>
    <style:style style:name="P16" style:family="paragraph" style:parent-style-name="Text_20_body" style:list-style-name="L13">
      <style:text-properties officeooo:rsid="002e750b" officeooo:paragraph-rsid="002ef4db"/>
    </style:style>
    <style:style style:name="P17" style:family="paragraph" style:parent-style-name="Text_20_body" style:list-style-name="L14">
      <style:text-properties officeooo:rsid="002e750b" officeooo:paragraph-rsid="003106a6"/>
    </style:style>
    <style:style style:name="P18" style:family="paragraph" style:parent-style-name="Text_20_body" style:list-style-name="L15">
      <style:text-properties officeooo:rsid="002e750b" officeooo:paragraph-rsid="003106a6"/>
    </style:style>
    <style:style style:name="P19" style:family="paragraph" style:parent-style-name="Text_20_body" style:list-style-name="L16">
      <style:text-properties officeooo:rsid="002e750b" officeooo:paragraph-rsid="003106a6"/>
    </style:style>
    <style:style style:name="P20" style:family="paragraph" style:parent-style-name="Text_20_body" style:list-style-name="L17">
      <style:text-properties officeooo:rsid="002e750b" officeooo:paragraph-rsid="003106a6"/>
    </style:style>
    <style:style style:name="P21" style:family="paragraph" style:parent-style-name="Text_20_body">
      <style:text-properties officeooo:rsid="002e750b" officeooo:paragraph-rsid="003106a6"/>
    </style:style>
    <style:style style:name="P22" style:family="paragraph" style:parent-style-name="Text_20_body" style:list-style-name="L9">
      <style:text-properties officeooo:paragraph-rsid="002c4e13"/>
    </style:style>
    <style:style style:name="P23" style:family="paragraph" style:parent-style-name="Text_20_body" style:list-style-name="L12">
      <style:text-properties officeooo:paragraph-rsid="002ef4db"/>
    </style:style>
    <style:style style:name="P24" style:family="paragraph" style:parent-style-name="Text_20_body" style:list-style-name="L10">
      <style:text-properties officeooo:paragraph-rsid="002ef4db"/>
    </style:style>
    <style:style style:name="P25" style:family="paragraph" style:parent-style-name="Text_20_body" style:list-style-name="L13">
      <style:text-properties officeooo:paragraph-rsid="002ef4db"/>
    </style:style>
    <style:style style:name="P26" style:family="paragraph" style:parent-style-name="Text_20_body" style:list-style-name="L11">
      <style:text-properties officeooo:paragraph-rsid="002ef4db"/>
    </style:style>
    <style:style style:name="P27" style:family="paragraph" style:parent-style-name="Text_20_body" style:list-style-name="L17">
      <style:text-properties officeooo:paragraph-rsid="003106a6"/>
    </style:style>
    <style:style style:name="P28" style:family="paragraph" style:parent-style-name="Text_20_body" style:list-style-name="L16">
      <style:text-properties officeooo:paragraph-rsid="003106a6"/>
    </style:style>
    <style:style style:name="P29" style:family="paragraph" style:parent-style-name="Text_20_body" style:list-style-name="L15">
      <style:text-properties officeooo:paragraph-rsid="003106a6"/>
    </style:style>
    <style:style style:name="P30" style:family="paragraph" style:parent-style-name="Text_20_body" style:list-style-name="L14">
      <style:text-properties officeooo:paragraph-rsid="003106a6"/>
    </style:style>
    <style:style style:name="P31" style:family="paragraph" style:parent-style-name="Text_20_body" style:list-style-name="L18">
      <style:text-properties officeooo:paragraph-rsid="002ba8f3"/>
    </style:style>
    <style:style style:name="P32" style:family="paragraph" style:parent-style-name="Text_20_body" style:list-style-name="L4">
      <style:text-properties officeooo:rsid="003632ee" officeooo:paragraph-rsid="003632ee"/>
    </style:style>
    <style:style style:name="P33" style:family="paragraph" style:parent-style-name="Text_20_body" style:list-style-name="L28">
      <style:text-properties officeooo:rsid="0039f41f" officeooo:paragraph-rsid="0039f41f"/>
    </style:style>
    <style:style style:name="P34" style:family="paragraph" style:parent-style-name="Text_20_body" style:list-style-name="L28">
      <style:text-properties officeooo:rsid="003c88af" officeooo:paragraph-rsid="003d81be"/>
    </style:style>
    <style:style style:name="P35" style:family="paragraph" style:parent-style-name="Text_20_body" style:list-style-name="L28">
      <style:text-properties officeooo:rsid="003c88af" officeooo:paragraph-rsid="003c88af"/>
    </style:style>
    <style:style style:name="P36" style:family="paragraph" style:parent-style-name="Text_20_body" style:list-style-name="L28">
      <style:text-properties officeooo:rsid="003f5f6b" officeooo:paragraph-rsid="003f5f6b"/>
    </style:style>
    <style:style style:name="P37" style:family="paragraph" style:parent-style-name="Text_20_body">
      <style:text-properties officeooo:rsid="0040b556" officeooo:paragraph-rsid="0040b556"/>
    </style:style>
    <style:style style:name="P38" style:family="paragraph" style:parent-style-name="Text_20_body" style:list-style-name="L21">
      <style:text-properties officeooo:rsid="0040b556" officeooo:paragraph-rsid="0040b556"/>
    </style:style>
    <style:style style:name="P39" style:family="paragraph" style:parent-style-name="Text_20_body" style:list-style-name="L21">
      <style:text-properties officeooo:rsid="0040b556" officeooo:paragraph-rsid="00604b5e"/>
    </style:style>
    <style:style style:name="P40" style:family="paragraph" style:parent-style-name="Text_20_body" style:list-style-name="L23">
      <style:text-properties officeooo:rsid="0040b556" officeooo:paragraph-rsid="0040b556"/>
    </style:style>
    <style:style style:name="P41" style:family="paragraph" style:parent-style-name="Text_20_body" style:list-style-name="L23">
      <style:text-properties officeooo:rsid="00426430" officeooo:paragraph-rsid="00426430"/>
    </style:style>
    <style:style style:name="P42" style:family="paragraph" style:parent-style-name="Text_20_body" style:list-style-name="L23">
      <style:text-properties officeooo:paragraph-rsid="0040b556"/>
    </style:style>
    <style:style style:name="P43" style:family="paragraph" style:parent-style-name="Text_20_body">
      <style:text-properties officeooo:rsid="00453a82" officeooo:paragraph-rsid="00453a82"/>
    </style:style>
    <style:style style:name="P44" style:family="paragraph" style:parent-style-name="Text_20_body">
      <style:text-properties officeooo:rsid="0049a410" officeooo:paragraph-rsid="0049a410"/>
    </style:style>
    <style:style style:name="P45" style:family="paragraph" style:parent-style-name="Text_20_body">
      <style:text-properties officeooo:rsid="004b5950" officeooo:paragraph-rsid="004b5950"/>
    </style:style>
    <style:style style:name="P46" style:family="paragraph" style:parent-style-name="Text_20_body">
      <style:text-properties officeooo:paragraph-rsid="004b5950"/>
    </style:style>
    <style:style style:name="P47" style:family="paragraph" style:parent-style-name="Text_20_body">
      <style:text-properties officeooo:rsid="004ccc25" officeooo:paragraph-rsid="004ccc25"/>
    </style:style>
    <style:style style:name="P48" style:family="paragraph" style:parent-style-name="Text_20_body">
      <style:text-properties officeooo:rsid="004e6d33" officeooo:paragraph-rsid="004e6d33"/>
    </style:style>
    <style:style style:name="P49" style:family="paragraph" style:parent-style-name="Text_20_body">
      <style:text-properties officeooo:paragraph-rsid="004fa112"/>
    </style:style>
    <style:style style:name="P50" style:family="paragraph" style:parent-style-name="Text_20_body">
      <style:text-properties officeooo:rsid="0051bb96" officeooo:paragraph-rsid="0051bb96"/>
    </style:style>
    <style:style style:name="P51" style:family="paragraph" style:parent-style-name="Text_20_body" style:list-style-name="L28">
      <style:text-properties officeooo:paragraph-rsid="0039f41f"/>
    </style:style>
    <style:style style:name="P52" style:family="paragraph" style:parent-style-name="Text_20_body" style:list-style-name="L28">
      <style:text-properties officeooo:paragraph-rsid="003f5f6b"/>
    </style:style>
    <style:style style:name="P53" style:family="paragraph" style:parent-style-name="Text_20_body" style:list-style-name="L28">
      <style:text-properties officeooo:paragraph-rsid="005310b9"/>
    </style:style>
    <style:style style:name="P54" style:family="paragraph" style:parent-style-name="Text_20_body" style:list-style-name="L28">
      <style:text-properties officeooo:rsid="005310b9" officeooo:paragraph-rsid="005310b9"/>
    </style:style>
    <style:style style:name="P55" style:family="paragraph" style:parent-style-name="Text_20_body" style:list-style-name="L28">
      <style:text-properties officeooo:rsid="0054bb1d" officeooo:paragraph-rsid="0054bb1d"/>
    </style:style>
    <style:style style:name="P56" style:family="paragraph" style:parent-style-name="Text_20_body">
      <style:text-properties officeooo:rsid="0054bb1d" officeooo:paragraph-rsid="0054bb1d"/>
    </style:style>
    <style:style style:name="P57" style:family="paragraph" style:parent-style-name="Text_20_body" style:list-style-name="L28">
      <style:text-properties officeooo:rsid="005902cd" officeooo:paragraph-rsid="005902cd"/>
    </style:style>
    <style:style style:name="P58" style:family="paragraph" style:parent-style-name="Text_20_body">
      <style:text-properties officeooo:rsid="005e6823" officeooo:paragraph-rsid="005e6823"/>
    </style:style>
    <style:style style:name="P59" style:family="paragraph" style:parent-style-name="Text_20_body">
      <style:text-properties officeooo:rsid="005e9986" officeooo:paragraph-rsid="005e9986"/>
    </style:style>
    <style:style style:name="P60" style:family="paragraph" style:parent-style-name="Text_20_body">
      <style:paragraph-properties fo:break-before="page"/>
      <style:text-properties officeooo:rsid="005e6823" officeooo:paragraph-rsid="005e6823"/>
    </style:style>
    <style:style style:name="T1" style:family="text">
      <style:text-properties officeooo:rsid="001f04e5"/>
    </style:style>
    <style:style style:name="T2" style:family="text">
      <style:text-properties officeooo:rsid="00225b47"/>
    </style:style>
    <style:style style:name="T3" style:family="text">
      <style:text-properties officeooo:rsid="0023a654"/>
    </style:style>
    <style:style style:name="T4" style:family="text">
      <style:text-properties officeooo:rsid="002419ed"/>
    </style:style>
    <style:style style:name="T5" style:family="text">
      <style:text-properties officeooo:rsid="00276755"/>
    </style:style>
    <style:style style:name="T6" style:family="text">
      <style:text-properties officeooo:rsid="002e750b"/>
    </style:style>
    <style:style style:name="T7" style:family="text">
      <style:text-properties officeooo:rsid="002ea5a4"/>
    </style:style>
    <style:style style:name="T8" style:family="text">
      <style:text-properties style:text-position="super 58%"/>
    </style:style>
    <style:style style:name="T9" style:family="text">
      <style:text-properties officeooo:rsid="0039f41f"/>
    </style:style>
    <style:style style:name="T10" style:family="text">
      <style:text-properties officeooo:rsid="003bb079"/>
    </style:style>
    <style:style style:name="T11" style:family="text">
      <style:text-properties officeooo:rsid="003f5f6b"/>
    </style:style>
    <style:style style:name="T12" style:family="text">
      <style:text-properties officeooo:rsid="0040b556"/>
    </style:style>
    <style:style style:name="T13" style:family="text">
      <style:text-properties officeooo:rsid="0044684d"/>
    </style:style>
    <style:style style:name="T14" style:family="text">
      <style:text-properties officeooo:rsid="00453a82"/>
    </style:style>
    <style:style style:name="T15" style:family="text">
      <style:text-properties officeooo:rsid="00490d1b"/>
    </style:style>
    <style:style style:name="T16" style:family="text">
      <style:text-properties officeooo:rsid="004b5950"/>
    </style:style>
    <style:style style:name="T17" style:family="text">
      <style:text-properties officeooo:rsid="005310b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5c94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 семестр.</text:h>
      <text:p text:style-name="P45">5, 6 июля:</text:p>
      <text:p text:style-name="P45">Просмотреть, как решать задачи письмаков за 1 семестр.</text:p>
      <text:p text:style-name="P47">5 число: 1-я половина варианта</text:p>
      <text:p text:style-name="P47">6 число: 2-я половина варианта</text:p>
      <text:p text:style-name="P48">Где смотреть решения: диск Скубача</text:p>
      <text:h text:style-name="Heading_20_1" text:outline-level="1">2 семестр.</text:h>
      <text:h text:style-name="Heading_20_2" text:outline-level="2">Задание:</text:h>
      <text:p text:style-name="Text_20_body"><text:span text:style-name="T1">Темы: </text:span><text:span text:style-name="T3">кажд</text:span><text:span text:style-name="T4">ое задание</text:span><text:span text:style-name="T3"> </text:span><text:span text:style-name="T2">по 4 недели задач</text:span></text:p>
      <text:h text:style-name="Heading_20_3" text:outline-level="3">1 задание:</text:h>
      <text:list xml:id="list1447391967" text:style-name="L1">
        <text:list-item>
          <text:p text:style-name="P1">комплексные числа</text:p>
        </text:list-item>
        <text:list-item>
          <text:p text:style-name="P1">неопределенный интеграл</text:p>
        </text:list-item>
        <text:list-item>
          <text:p text:style-name="P1">функции многих переменных</text:p>
          <text:list>
            <text:list-item>
              <text:p text:style-name="P1">Множества в конечномерных евклидовых пространствах</text:p>
            </text:list-item>
            <text:list-item>
              <text:p text:style-name="P1">Предел и непрерывность</text:p>
            </text:list-item>
            <text:list-item>
              <text:p text:style-name="P1">Частные производные дифференциал</text:p>
            </text:list-item>
            <text:list-item>
              <text:p text:style-name="P1">Формула Тейлора</text:p>
            </text:list-item>
          </text:list>
        </text:list-item>
      </text:list>
      <text:h text:style-name="Heading_20_3" text:outline-level="3">2 задание:</text:h>
      <text:list xml:id="list3344864177" text:style-name="L2">
        <text:list-item>
          <text:p text:style-name="P2">Мера Жордана</text:p>
        </text:list-item>
        <text:list-item>
          <text:p text:style-name="P2">Определенный интеграл</text:p>
          <text:list>
            <text:list-item>
              <text:p text:style-name="P2">Свойства определенного интеграла и его вычисление</text:p>
            </text:list-item>
            <text:list-item>
              <text:p text:style-name="P2">Геометрические приложения определенного интеграла</text:p>
            </text:list-item>
          </text:list>
        </text:list-item>
        <text:list-item>
          <text:p text:style-name="P2">Несобственный интеграл</text:p>
        </text:list-item>
        <text:list-item>
          <text:p text:style-name="P2">Числовые ряды</text:p>
        </text:list-item>
      </text:list>
      <text:h text:style-name="Heading_20_3" text:outline-level="3">3 задание:</text:h>
      <text:list xml:id="list2872956909" text:style-name="L3">
        <text:list-item>
          <text:p text:style-name="P3">Числовые ряды</text:p>
        </text:list-item>
        <text:list-item>
          <text:p text:style-name="P3">Функциональные последовательности и ряды</text:p>
        </text:list-item>
        <text:list-item>
          <text:p text:style-name="P3">Степенные ряды</text:p>
        </text:list-item>
        <text:list-item>
          <text:p text:style-name="P3">Экстремумы функций многих переменных</text:p>
        </text:list-item>
      </text:list>
      <text:p text:style-name="Text_20_body"><text:soft-page-break/></text:p>
      <text:p text:style-name="Text_20_body">В наличии — 7 недель.</text:p>
      <text:h text:style-name="Heading_20_2" text:outline-level="2">Программа экзамена:</text:h>
      <text:h text:style-name="Heading_20_3" text:outline-level="3">1 задание:</text:h>
      <text:list xml:id="list2029039915" text:style-name="L4">
        <text:list-item>
          <text:p text:style-name="P4"/>
        </text:list-item>
      </text:list>
      <text:list xml:id="list1255819220" text:style-name="L18">
        <text:list-item>
          <text:p text:style-name="P31">Предел последовательности точек в n–мерном евклидовом пространстве. </text:p>
        </text:list-item>
        <text:list-item>
          <text:p text:style-name="P31">Теорема Больцано–Вейерштрасса и критерий Коши сходимости последовательности. Внутренние, предельные, изолированные точки множества. </text:p>
        </text:list-item>
        <text:list-item>
          <text:p text:style-name="P31">Открытые и замкнутые множества, их свойства. </text:p>
        </text:list-item>
        <text:list-item>
          <text:p text:style-name="P31">Внутренность, замыкание и граница множества. </text:p>
        </text:list-item>
        <text:list-item>
          <text:p text:style-name="P31">Компакты.</text:p>
        </text:list-item>
      </text:list>
      <text:list xml:id="list213308208942811" text:continue-list="list2029039915" text:style-name="L4">
        <text:list-item>
          <text:p text:style-name="P4"/>
        </text:list-item>
      </text:list>
      <text:list xml:id="list354026426" text:style-name="L6">
        <text:list-item>
          <text:p text:style-name="P8">Предел числовой функции нескольких переменных. </text:p>
        </text:list-item>
        <text:list-item>
          <text:p text:style-name="P7">Предел функции по множеству. </text:p>
        </text:list-item>
        <text:list-item>
          <text:p text:style-name="P7">Непрерывность функции нескольких переменных в точке и по множеству.</text:p>
        </text:list-item>
        <text:list-item>
          <text:p text:style-name="P7">Свойства функций, непрерывных на компакте — ограниченность, достижение точных нижней и верхней граней, равномерная непрерывность (теорема Кантора — <text:span text:style-name="T5">без доказательства (Дымарский!)</text:span>).</text:p>
        </text:list-item>
        <text:list-item>
          <text:p text:style-name="P7">Непрерывные отображения компактных и линейно связных подмножеств конечномерных пространств.</text:p>
        </text:list-item>
      </text:list>
      <text:list xml:id="list213308624444152" text:continue-list="list213308208942811" text:style-name="L4">
        <text:list-item>
          <text:p text:style-name="P5"/>
        </text:list-item>
      </text:list>
      <text:list xml:id="list3347244098" text:style-name="L8">
        <text:list-item>
          <text:p text:style-name="P10">Частные производные функции нескольких переменных. </text:p>
        </text:list-item>
        <text:list-item>
          <text:p text:style-name="P9">Дифференцируемость функции в точке, дифференциал. </text:p>
        </text:list-item>
        <text:list-item>
          <text:p text:style-name="P9">Необходимые условия дифференцируемости, достаточные условия дифференцируемости функции нескольких переменных.</text:p>
        </text:list-item>
        <text:list-item>
          <text:p text:style-name="P9">Дифференцируемость суперпозиции отображений. </text:p>
        </text:list-item>
        <text:list-item>
          <text:p text:style-name="P9">Инвариантность формы дифференциала относительно замены переменных.</text:p>
        </text:list-item>
        <text:list-item>
          <text:p text:style-name="P9">Производная по направлению и градиент, их связь и геометрический смысл.</text:p>
        </text:list-item>
        <text:list-item>
          <text:p text:style-name="P9">Производная отображения конечномерных пространств и матрица Якоби.</text:p>
        </text:list-item>
      </text:list>
      <text:list xml:id="list213308615079251" text:continue-list="list213308624444152" text:style-name="L4">
        <text:list-item>
          <text:p text:style-name="P5"/>
        </text:list-item>
      </text:list>
      <text:list xml:id="list3703241946" text:style-name="L9">
        <text:list-item>
          <text:p text:style-name="P22">Частные производные высших порядков. </text:p>
        </text:list-item>
        <text:list-item>
          <text:p text:style-name="P22">Независимость смешанной частной производной от порядка дифференцирования. </text:p>
        </text:list-item>
        <text:list-item>
          <text:p text:style-name="P22"><text:soft-page-break/>Дифференциалы высших порядков, отсутствие инвариантности их формы относительно замены переменных. </text:p>
        </text:list-item>
        <text:list-item>
          <text:p text:style-name="P22">Формула Тейлора для функций нескольких переменных с остаточным членом в форме Лагранжа и Пеано. </text:p>
        </text:list-item>
        <text:list-item>
          <text:p text:style-name="P22">Экстремум функции нескольких переменных, необходимые и достаточные условия локального экстремума.</text:p>
        </text:list-item>
      </text:list>
      <text:h text:style-name="Heading_20_3" text:outline-level="3">2 задание:</text:h>
      <text:list xml:id="list213308534872371" text:continue-list="list213308615079251" text:style-name="L4">
        <text:list-item>
          <text:p text:style-name="P32"/>
        </text:list-item>
      </text:list>
      <text:list xml:id="list1428298967" text:style-name="L12">
        <text:list-item>
          <text:p text:style-name="P23">Определение измеримости по Жордану множества в n–мерном евклидовом пространстве. </text:p>
        </text:list-item>
        <text:list-item>
          <text:p text:style-name="P23">Критерий измеримости. </text:p>
        </text:list-item>
        <text:list-item>
          <text:p text:style-name="P23">Измеримость объединения, пересечения и разности измеримых множеств. </text:p>
        </text:list-item>
        <text:list-item>
          <text:p text:style-name="P23">Конечная аддитивность меры Жордана.</text:p>
        </text:list-item>
      </text:list>
      <text:list xml:id="list213307739513923" text:continue-list="list213308534872371" text:style-name="L4">
        <text:list-header>
          <text:p text:style-name="P6"/>
        </text:list-header>
        <text:list-item>
          <text:p text:style-name="P11"/>
        </text:list-item>
      </text:list>
      <text:list xml:id="list20081357" text:style-name="L10">
        <text:list-item>
          <text:p text:style-name="P24"><text:span text:style-name="T6">Определенный интеграл Римана. </text:span></text:p>
        </text:list-item>
        <text:list-item>
          <text:p text:style-name="P14">Верхние и нижние суммы Дарбу, их свойства. </text:p>
        </text:list-item>
        <text:list-item>
          <text:p text:style-name="P14">Критерий интегрируемости. </text:p>
        </text:list-item>
        <text:list-item>
          <text:p text:style-name="P14">Интегрируемость непрерывной функции, монотонной функции, ограниченной функции с конечным числом точек разрыва. </text:p>
        </text:list-item>
        <text:list-item>
          <text:p text:style-name="P14">Аддитивность интеграла по отрезкам, линейность интеграла, интегрируемость произведения функций, интегрируемость модуля интегрируемой функции, интегрирование неравенств, теорема о среднем. </text:p>
        </text:list-item>
        <text:list-item>
          <text:p text:style-name="P14">Свойства интеграла с переменным верхним пределом — непрерывность, дифференцируемость. Формула Ньютона– Лейбница. </text:p>
        </text:list-item>
        <text:list-item>
          <text:p text:style-name="P14">Замена переменной и интегрирование по частям в определенном интеграле.</text:p>
        </text:list-item>
      </text:list>
      <text:list xml:id="list213308354519064" text:continue-list="list213307739513923" text:style-name="L4">
        <text:list-item>
          <text:p text:style-name="P12"/>
        </text:list-item>
      </text:list>
      <text:list xml:id="list1168903296" text:style-name="L13">
        <text:list-item>
          <text:p text:style-name="P25"><text:span text:style-name="T6">Геометрические приложения определенного интеграла — площадь криволинейной трапеции, объем тела вращения, длина кривой. </text:span></text:p>
        </text:list-item>
        <text:list-item>
          <text:p text:style-name="P16">Вычисление площади поверхности вращения (весь пункт 7 без доказательства)</text:p>
        </text:list-item>
      </text:list>
      <text:list xml:id="list213307911329174" text:continue-list="list213308354519064" text:style-name="L4">
        <text:list-item>
          <text:p text:style-name="P11"/>
        </text:list-item>
      </text:list>
      <text:list xml:id="list4185069739" text:style-name="L11">
        <text:list-item>
          <text:p text:style-name="P26"><text:span text:style-name="T6">Несобственный интеграл. </text:span></text:p>
        </text:list-item>
        <text:list-item>
          <text:p text:style-name="P15">Критерий Коши сходимости интеграла. </text:p>
        </text:list-item>
        <text:list-item>
          <text:p text:style-name="P15">Интегралы от знакопостоянных функций, признак сравнения сходимости. </text:p>
        </text:list-item>
        <text:list-item>
          <text:p text:style-name="P15"><text:soft-page-break/>Интегралы от знакопеременных функций, абсолютная и условная сходимость. </text:p>
        </text:list-item>
        <text:list-item>
          <text:p text:style-name="P15">Признаки Дирихле и Абеля сходимости интегралов</text:p>
        </text:list-item>
      </text:list>
      <text:h text:style-name="Heading_20_3" text:outline-level="3">3 задание:</text:h>
      <text:list xml:id="list213308868598725" text:continue-list="list213307911329174" text:style-name="L4">
        <text:list-item>
          <text:p text:style-name="P11"/>
        </text:list-item>
      </text:list>
      <text:list xml:id="list481703736" text:style-name="L17">
        <text:list-item>
          <text:p text:style-name="P27"><text:span text:style-name="T6">Числовые ряды. </text:span></text:p>
        </text:list-item>
        <text:list-item>
          <text:p text:style-name="P20">Критерий Коши сходимости ряда. </text:p>
        </text:list-item>
        <text:list-item>
          <text:p text:style-name="P20">Знакопостоянные ряды: признак сравнения сходимости, признаки Даламбера и Коши, интегральный признак. </text:p>
        </text:list-item>
        <text:list-item>
          <text:p text:style-name="P20">Знакопеременные ряды, абсолютная и условная сходимость, признаки Лейбница, Дирихле и Абеля. </text:p>
        </text:list-item>
        <text:list-item>
          <text:p text:style-name="P20">Независимость суммы абсолютно сходящегося ряда от порядка слагаемых. </text:p>
        </text:list-item>
        <text:list-item>
          <text:p text:style-name="P20">Теорема Римана о перестановках членов условно сходящегося ряда (без доказательства). </text:p>
        </text:list-item>
        <text:list-item>
          <text:p text:style-name="P20">Произведение абсолютно сходящихся рядов.</text:p>
        </text:list-item>
      </text:list>
      <text:list xml:id="list213307637568904" text:continue-list="list213308868598725" text:style-name="L4">
        <text:list-header>
          <text:p text:style-name="P13"/>
        </text:list-header>
        <text:list-item>
          <text:p text:style-name="P13"/>
        </text:list-item>
      </text:list>
      <text:list xml:id="list2975610822" text:style-name="L16">
        <text:list-item>
          <text:p text:style-name="P28"><text:span text:style-name="T6">Равномерная сходимость функциональных последовательностей и рядов. </text:span></text:p>
        </text:list-item>
        <text:list-item>
          <text:p text:style-name="P19">Критерий Коши равномерной сходимости. </text:p>
        </text:list-item>
        <text:list-item>
          <text:p text:style-name="P19">Непрерывность суммы равномерно сходящегося ряда из непрерывных функций. </text:p>
        </text:list-item>
        <text:list-item>
          <text:p text:style-name="P19">Почленное интегрирование и дифференцирование функциональных последовательностей и рядов. </text:p>
        </text:list-item>
        <text:list-item>
          <text:p text:style-name="P19">Признаки Вейерштрасса, Дирихле и Абеля <text:span text:style-name="T7">(для Дымарского без докозательства!)</text:span> равномерной сходимости функциональных рядов</text:p>
        </text:list-item>
      </text:list>
      <text:list xml:id="list213308009091220" text:continue-list="list213307637568904" text:style-name="L4">
        <text:list-item>
          <text:p text:style-name="P11"/>
        </text:list-item>
      </text:list>
      <text:list xml:id="list853453882" text:style-name="L15">
        <text:list-item>
          <text:p text:style-name="P29"><text:span text:style-name="T6">Степенные ряды с комплексными членами. </text:span></text:p>
        </text:list-item>
        <text:list-item>
          <text:p text:style-name="P18">Первая теорема Абеля. Круг и радиус сходимости. </text:p>
        </text:list-item>
        <text:list-item>
          <text:p text:style-name="P18">Характер сходимости степенного ряда в круге сходимости. </text:p>
        </text:list-item>
        <text:list-item>
          <text:p text:style-name="P18">Непрерывность суммы степенного ряда в круге сходимости. </text:p>
        </text:list-item>
        <text:list-item>
          <text:p text:style-name="P18">Формула Коши– Адамара. </text:p>
        </text:list-item>
        <text:list-item>
          <text:p text:style-name="P18">Сохранение радиуса сходимости степенного ряда при формальном дифференцировании и интегрировании ряда. </text:p>
        </text:list-item>
        <text:list-item>
          <text:p text:style-name="P18">Вторая теорема Абеля.</text:p>
        </text:list-item>
      </text:list>
      <text:list xml:id="list213308753456610" text:continue-list="list213308009091220" text:style-name="L4">
        <text:list-item>
          <text:p text:style-name="P11"/>
        </text:list-item>
      </text:list>
      <text:list xml:id="list4007963827" text:style-name="L14">
        <text:list-item>
          <text:p text:style-name="P30"><text:soft-page-break/><text:span text:style-name="T6">Степенные ряды с действительными членами. </text:span></text:p>
        </text:list-item>
        <text:list-item>
          <text:p text:style-name="P17">Бесконечная дифференцируемость суммы степенного ряда на интервале сходимости. </text:p>
        </text:list-item>
        <text:list-item>
          <text:p text:style-name="P17">Единственность представления функции степенным рядом. </text:p>
        </text:list-item>
        <text:list-item>
          <text:p text:style-name="P17">Достаточные условия разложимости бесконечно дифференцируемой функции в степенной ряд. </text:p>
        </text:list-item>
        <text:list-item>
          <text:p text:style-name="P17">Ряд Тейлора. </text:p>
        </text:list-item>
        <text:list-item>
          <text:p text:style-name="P17">Формула Тейлора с остаточным членом в интегральной форме и в форме Коши. </text:p>
        </text:list-item>
        <text:list-item>
          <text:p text:style-name="P17">Пример бесконечно дифференцируемой функции, не разлагающейся в степенной ряд. </text:p>
        </text:list-item>
        <text:list-item>
          <text:p text:style-name="P17">Разложение в ряд Тейлора основных элементарных функций: e<text:span text:style-name="T8">x</text:span> , cos<text:span text:style-name="T7">(</text:span>x<text:span text:style-name="T7">)</text:span>, sin<text:span text:style-name="T7">(</text:span>x<text:span text:style-name="T7">)</text:span>, </text:p>
        </text:list-item>
        <text:list-item>
          <text:p text:style-name="P17">ln(1 + x), (1 + x)<text:span text:style-name="T8">α </text:span>. </text:p>
        </text:list-item>
        <text:list-item>
          <text:p text:style-name="P17">Разложение в степенной ряд комплекснозначной функции e<text:span text:style-name="T8">z</text:span>.</text:p>
        </text:list-item>
      </text:list>
      <text:p text:style-name="P21"/>
      <text:h text:style-name="Heading_20_1" text:outline-level="1">План по неделям:</text:h>
      <text:list xml:id="list2556154130" text:style-name="L28">
        <text:list-item>
          <text:p text:style-name="P33"/>
          <text:p text:style-name="P51"><text:span text:style-name="T9">Решить полностью 1-е задание (66 задач).</text:span></text:p>
          <text:p text:style-name="P34">Акцент сделать на функциях многих переменных.</text:p>
          <text:p text:style-name="P51"><text:span text:style-name="T9">Разобрать полностью 1, 2, 3, 4 темы из программы </text:span><text:span text:style-name="T10">(17 пунктов)</text:span><text:span text:style-name="T9">.</text:span></text:p>
        </text:list-item>
        <text:list-item>
          <text:p text:style-name="P35"/>
          <text:p text:style-name="P52"><text:span text:style-name="T11">Полностью решить 2-е задание (50 задач).</text:span></text:p>
          <text:p text:style-name="P36">Разобрать 5, 6, 7, 8 темы программы (18 тем).</text:p>
        </text:list-item>
        <text:list-item>
          <text:p text:style-name="P36"><text:s/></text:p>
          <text:p text:style-name="P52"><text:span text:style-name="T11">Полностью решить 3-е задание (55 задач).</text:span></text:p>
          <text:p text:style-name="P36">Разобрать 9, 10, 11, 12 темы программы (29 тем).</text:p>
        </text:list-item>
      </text:list>
      <text:h text:style-name="Heading_20_2" text:outline-level="2">Решать <text:span text:style-name="T13">задачи</text:span> так:</text:h>
      <text:p text:style-name="P37">Разбирать (письменно) семинарские задачи, далее пытаться решить оставшиеся. Если не получается — гуглить, забивать в дикпик. Полученное решение разбирать также, как семинарские задачи, затем пытаться решить ту же задачу самостоятельно.</text:p>
      <text:h text:style-name="Heading_20_2" text:outline-level="2">Разбирать темы так:</text:h>
      <text:list xml:id="list1694836377" text:style-name="L21">
        <text:list-item>
          <text:p text:style-name="P39">Читать соответствующий параграф Дымарского с ручкой и тетрадью, выписывая как билеты по программе.</text:p>
        </text:list-item>
        <text:list-item>
          <text:p text:style-name="P38"><text:soft-page-break/>Перечитывать получившийся конспект лекции.</text:p>
        </text:list-item>
        <text:list-item>
          <text:p text:style-name="P38">Кратко излагать тему на листочке, можно подглядывать в программу. Т.е. это должно выглядеть примерно так: </text:p>
        </text:list-item>
      </text:list>
      <text:list xml:id="list3119729146" text:style-name="L23">
        <text:list-item>
          <text:p text:style-name="P42"><text:span text:style-name="T12">о чем вообще речь: основные формулировки;</text:span></text:p>
        </text:list-item>
        <text:list-item>
          <text:p text:style-name="P40">основные теоремы, если помню, то идея доказательства;</text:p>
        </text:list-item>
        <text:list-item>
          <text:p text:style-name="P40">примеры и контрпримеры, если есть;</text:p>
        </text:list-item>
        <text:list-item>
          <text:p text:style-name="P41">если возможно, то написать нафига оно нам надо.</text:p>
        </text:list-item>
      </text:list>
      <text:p text:style-name="P43"/>
      <text:p text:style-name="P43">Каждое воскресенье устраивать себе микроэкзамен:</text:p>
      <text:p text:style-name="P43">Брать программу и просматривать темы, рассказывая себе все, что можешь:</text:p>
      <text:p text:style-name="P49"><text:span text:style-name="T14">Ага здесь я помню формулировки и теоремы, опа, здесь была такая-то теорема и примерно такая идея доказательства…</text:span></text:p>
      <text:p text:style-name="P49"/>
      <text:p text:style-name="P49"><text:span text:style-name="T15">После того, как 3-х недельный цикл будет завершен, нужно делать все примерно то же самое, но решая задачи уже не из задания, а из книжки препа, потому что там полезные примеры, которые могут попасться на экзамене.</text:span></text:p>
      <text:p text:style-name="P44">То есть опять 3-х недельный цикл:</text:p>
      <text:p text:style-name="P44">Пишем теорку по программе 1-го задания и решаем соответствующие задачи из книжки.</text:p>
      <text:p text:style-name="P44"/>
      <text:p text:style-name="P45">Останется последняя неделя перед экзаменом.</text:p>
      <text:p text:style-name="P45">Тут уже надо садиться и расписывать билеты.</text:p>
      <text:p text:style-name="P46"><text:span text:style-name="T16">Расписывать так же потемово, как и до этого, но темы, которые фигурируют в билетах писать дополнительно еще и на отдельных листках.</text:span></text:p>
      <text:p text:style-name="P50">Т.е. план такой:</text:p>
      <text:list xml:id="list213307742118465" text:continue-list="list2556154130" text:style-name="L28">
        <text:list-item>
          <text:p text:style-name="P54">Темы+задачи 1-го задания</text:p>
        </text:list-item>
        <text:list-item>
          <text:p text:style-name="P53"><text:span text:style-name="T17">Темы+задачи 2-го задания</text:span></text:p>
        </text:list-item>
        <text:list-item>
          <text:p text:style-name="P53"><text:span text:style-name="T17">Темы+задачи 3-го задания</text:span></text:p>
        </text:list-item>
        <text:list-item>
          <text:p text:style-name="P57">Написание и выучивание билетов</text:p>
          <text:p text:style-name="P55"/>
        </text:list-item>
      </text:list>
      <text:p text:style-name="P56"><text:span text:style-name="T18">Теория:</text:span> пишем и учим билеты</text:p>
      <text:p text:style-name="P56"><text:span text:style-name="T18">Задачи:</text:span> решаем, если не получается <text:span text:style-name="T19">гуглим или</text:span> отправляем дикпику и разбираем.</text:p>
      <text:p text:style-name="P56"/>
      <text:p text:style-name="P60">Важные вопросы:</text:p>
      <text:p text:style-name="P58">Как быстро я работаю?</text:p>
      <text:p text:style-name="P58">Насколько качественно усваиваю информацию? На какой срок?</text:p>
      <text:p text:style-name="P59">Работать с секундомером!</text:p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4T19:43:42.282157948</meta:creation-date>
    <dc:date>2025-07-04T21:33:02.119634771</dc:date>
    <meta:editing-duration>PT1H48M48S</meta:editing-duration>
    <meta:editing-cycles>61</meta:editing-cycles>
    <meta:generator>LibreOffice/6.4.7.2$Linux_X86_64 LibreOffice_project/40$Build-2</meta:generator>
    <meta:document-statistic meta:table-count="0" meta:image-count="0" meta:object-count="0" meta:page-count="7" meta:paragraph-count="156" meta:word-count="1043" meta:character-count="7686" meta:non-whitespace-character-count="6839"/>
  </office:meta>
</office:document-meta>
</file>